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2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cm" fo:padding-top="0.265cm" fo:padding-bottom="0.265cm" fo:padding-left="0.443cm" fo:padding-right="0.443cm" fo:wrap-option="wrap" draw:shadow="hidden" draw:shadow-color="#808080"/>
    </style:style>
    <style:style style:name="gr3" style:family="graphic" style:parent-style-name="standard" style:list-style-name="L2">
      <style:graphic-properties draw:stroke="solid" svg:stroke-width="0.2cm" svg:stroke-color="#000000" draw:marker-start-width="0.57cm" draw:marker-end-width="0.57cm" draw:stroke-linejoin="miter" draw:fill="solid" draw:fill-color="#c0c0c0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4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5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6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087cm" fo:padding-top="0.265cm" fo:padding-bottom="0.265cm" fo:padding-left="0.443cm" fo:padding-right="0.443cm" fo:wrap-option="wrap" draw:shadow="hidden" draw:shadow-color="#808080"/>
    </style:style>
    <style:style style:name="gr8" style:family="graphic" style:parent-style-name="standard" style:list-style-name="L2">
      <style:graphic-properties draw:stroke="dash" draw:stroke-dash="Fine_20_Dashe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9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margin-top="0.242cm" fo:margin-bottom="0cm" fo:line-height="100%" fo:text-align="center" fo:text-indent="0cm"/>
    </style:style>
    <style:style style:name="P2" style:family="paragraph">
      <style:paragraph-properties fo:margin-left="0cm" fo:margin-right="0cm" fo:margin-top="0.24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242cm" fo:margin-bottom="0cm" fo:line-height="100%" fo:text-indent="0cm" style:writing-mode="lr-tb"/>
    </style:style>
    <style:style style:name="P4" style:family="paragraph">
      <style:paragraph-properties fo:margin-left="0cm" fo:margin-right="0cm" fo:margin-top="0.242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3.482cm" svg:height="1.293cm" svg:x="15.2cm" svg:y="6cm">
          <text:p text:style-name="P1"><text:span text:style-name="T1">Element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3" draw:layer="layout" svg:width="5.5cm" svg:height="1.234cm" svg:x="21.2cm" svg:y="8.68cm">
          <text:p text:style-name="P1"><text:span text:style-name="T1">ObjectInterface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id="id4" draw:layer="layout" svg:width="7.5cm" svg:height="1.29cm" svg:x="4.7cm" svg:y="9.79cm">
          <text:p text:style-name="P1"><text:span text:style-name="T1">LinkInterface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id="id5" draw:layer="layout" svg:width="2.943cm" svg:height="1.293cm" svg:x="13.457cm" svg:y="14.063cm">
          <text:p text:style-name="P1"><text:span text:style-name="T1">Group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id="id6" draw:layer="layout" svg:width="7.5cm" svg:height="1.29cm" svg:x="4.5cm" svg:y="14.07cm">
          <text:p text:style-name="P1"><text:span text:style-name="T1">DynamicSystemSolver</text:span></text:p>
          <draw:enhanced-geometry svg:viewBox="0 0 21600 21600" draw:type="mso-spt202" draw:enhanced-path="M 0 0 L 21600 0 21600 21600 0 21600 0 0 Z N"/>
        </draw:custom-shape>
        <draw:connector draw:style-name="gr6" draw:text-style-name="P5" draw:layer="layout" svg:x1="16.941cm" svg:y1="7.293cm" svg:x2="16.938cm" svg:y2="8.652cm" draw:start-shape="id1" draw:start-glue-point="2" draw:end-shape="id2" draw:end-glue-point="0" svg:d="m16941 7293v679h-3v680">
          <text:p/>
        </draw:connector>
        <draw:connector draw:style-name="gr6" draw:text-style-name="P5" draw:layer="layout" svg:x1="21.2cm" svg:y1="9.297cm" svg:x2="19.7cm" svg:y2="9.298cm" draw:start-shape="id3" draw:start-glue-point="3" draw:end-shape="id2" draw:end-glue-point="1" svg:d="m21200 9297h-750v1h-750">
          <text:p/>
        </draw:connector>
        <draw:connector draw:style-name="gr6" draw:text-style-name="P5" draw:layer="layout" svg:x1="12.2cm" svg:y1="10.435cm" svg:x2="14.177cm" svg:y2="9.298cm" draw:start-shape="id4" draw:start-glue-point="1" draw:end-shape="id2" draw:end-glue-point="3" svg:d="m12200 10435h989v-1137h988">
          <text:p/>
        </draw:connector>
        <draw:connector draw:style-name="gr6" draw:text-style-name="P5" draw:layer="layout" svg:x1="16.938cm" svg:y1="9.945cm" svg:x2="14.928cm" svg:y2="14.063cm" draw:start-shape="id2" draw:start-glue-point="2" draw:end-shape="id5" draw:end-glue-point="0" svg:d="m16938 9945v2059h-2010v2059">
          <text:p/>
        </draw:connector>
        <draw:connector draw:style-name="gr6" draw:text-style-name="P5" draw:layer="layout" svg:x1="13.457cm" svg:y1="14.709cm" svg:x2="12cm" svg:y2="14.716cm" draw:start-shape="id5" draw:start-glue-point="3" draw:end-shape="id6" draw:end-glue-point="1" svg:d="m13457 14709h-728v7h-729">
          <text:p/>
        </draw:connector>
        <draw:custom-shape draw:style-name="gr7" draw:text-style-name="P2" draw:id="id8" draw:layer="layout" svg:width="7.5cm" svg:height="1.234cm" svg:x="4.7cm" svg:y="7.383cm">
          <text:p text:style-name="P1"><text:span text:style-name="T1">ExtraDynamicInterface</text:span></text:p>
          <draw:enhanced-geometry svg:viewBox="0 0 21600 21600" draw:type="mso-spt202" draw:enhanced-path="M 0 0 L 21600 0 21600 21600 0 21600 0 0 Z N"/>
        </draw:custom-shape>
        <draw:custom-shape draw:style-name="gr8" draw:text-style-name="P4" draw:id="id7" draw:layer="layout" svg:width="3.04cm" svg:height="1.29cm" svg:x="17.459cm" svg:y="14.063cm">
          <text:p text:style-name="P1"><text:span text:style-name="T1">Graph</text:span></text:p>
          <draw:enhanced-geometry svg:viewBox="0 0 21600 21600" draw:type="mso-spt202" draw:enhanced-path="M 0 0 L 21600 0 21600 21600 0 21600 0 0 Z N"/>
        </draw:custom-shape>
        <draw:connector draw:style-name="gr6" draw:text-style-name="P5" draw:layer="layout" svg:x1="16.938cm" svg:y1="9.945cm" svg:x2="18.979cm" svg:y2="14.063cm" draw:start-shape="id2" draw:start-glue-point="2" draw:end-shape="id7" draw:end-glue-point="0" svg:d="m16938 9945v2059h2041v2059">
          <text:p/>
        </draw:connector>
        <draw:custom-shape draw:style-name="gr9" draw:text-style-name="P4" draw:id="id2" draw:layer="layout" svg:width="5.523cm" svg:height="1.293cm" svg:x="14.177cm" svg:y="8.652cm">
          <text:p text:style-name="P1"><text:span text:style-name="T1">DynamicSystem</text:span></text:p>
          <draw:enhanced-geometry svg:viewBox="0 0 21600 21600" draw:type="mso-spt202" draw:enhanced-path="M 0 0 L 21600 0 21600 21600 0 21600 0 0 Z N"/>
        </draw:custom-shape>
        <draw:connector draw:style-name="gr6" draw:text-style-name="P5" draw:layer="layout" svg:x1="12.2cm" svg:y1="8cm" svg:x2="14.177cm" svg:y2="9.298cm" draw:start-shape="id8" draw:start-glue-point="1" draw:end-shape="id2" draw:end-glue-point="3" svg:d="m12200 8000h989v1298h988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DiamondEnd_20_9" draw:display-name="msArrowDiamondEnd 9" svg:viewBox="0 0 350 350" svg:d="m175 0 175 175-175 175-175-175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15:40:04</meta:creation-date>
    <meta:editing-duration>PT00H29M32S</meta:editing-duration>
    <meta:editing-cycles>10</meta:editing-cycles>
    <dc:date>2010-03-02T13:31:56</dc:date>
    <meta:generator>OpenOffice.org/3.1$Unix OpenOffice.org_project/310m21$Build-9319</meta:generator>
    <dc:creator>Thorsten Schindler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